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58d7" officeooo:paragraph-rsid="000758d7"/>
    </style:style>
    <style:style style:name="P2" style:family="paragraph" style:parent-style-name="Standard">
      <style:text-properties fo:font-weight="bold" officeooo:rsid="000758d7" officeooo:paragraph-rsid="000758d7" style:font-weight-asian="bold" style:font-weight-complex="bold"/>
    </style:style>
    <style:style style:name="P3" style:family="paragraph" style:parent-style-name="Standard">
      <style:text-properties fo:font-weight="bold" officeooo:rsid="00094ab8" officeooo:paragraph-rsid="00094ab8" style:font-weight-asian="bold" style:font-weight-complex="bold"/>
    </style:style>
    <style:style style:name="P4" style:family="paragraph" style:parent-style-name="Standard">
      <style:text-properties fo:font-weight="normal" officeooo:rsid="000758d7" officeooo:paragraph-rsid="000758d7" style:font-weight-asian="normal" style:font-weight-complex="normal"/>
    </style:style>
    <style:style style:name="P5" style:family="paragraph" style:parent-style-name="Standard">
      <style:text-properties fo:font-weight="normal" officeooo:rsid="000758d7" officeooo:paragraph-rsid="00094ab8" style:font-weight-asian="normal" style:font-weight-complex="normal"/>
    </style:style>
    <style:style style:name="P6" style:family="paragraph" style:parent-style-name="Standard">
      <style:text-properties fo:font-weight="normal" officeooo:rsid="000758d7" officeooo:paragraph-rsid="001f462c" style:font-weight-asian="normal" style:font-weight-complex="normal"/>
    </style:style>
    <style:style style:name="P7" style:family="paragraph" style:parent-style-name="Standard">
      <style:text-properties fo:font-weight="normal" officeooo:rsid="000a7ee6" officeooo:paragraph-rsid="000a7ee6" style:font-weight-asian="normal" style:font-weight-complex="normal"/>
    </style:style>
    <style:style style:name="P8" style:family="paragraph" style:parent-style-name="Standard">
      <style:text-properties fo:font-weight="normal" officeooo:rsid="000a7ee6" officeooo:paragraph-rsid="0018e5fa" style:font-weight-asian="normal" style:font-weight-complex="normal"/>
    </style:style>
    <style:style style:name="P9" style:family="paragraph" style:parent-style-name="Standard">
      <style:text-properties fo:font-weight="normal" officeooo:rsid="000a7ee6" officeooo:paragraph-rsid="001d7d53" style:font-weight-asian="normal" style:font-weight-complex="normal"/>
    </style:style>
    <style:style style:name="T1" style:family="text">
      <style:text-properties officeooo:rsid="00094ab8"/>
    </style:style>
    <style:style style:name="T2" style:family="text">
      <style:text-properties style:text-underline-style="solid" style:text-underline-width="auto" style:text-underline-color="font-color"/>
    </style:style>
    <style:style style:name="T3" style:family="text">
      <style:text-properties officeooo:rsid="000b3f24"/>
    </style:style>
    <style:style style:name="T4" style:family="text">
      <style:text-properties officeooo:rsid="000c29ce"/>
    </style:style>
    <style:style style:name="T5" style:family="text">
      <style:text-properties officeooo:rsid="000e4c1a"/>
    </style:style>
    <style:style style:name="T6" style:family="text">
      <style:text-properties officeooo:rsid="001031de"/>
    </style:style>
    <style:style style:name="T7" style:family="text">
      <style:text-properties officeooo:rsid="0013bbee"/>
    </style:style>
    <style:style style:name="T8" style:family="text">
      <style:text-properties officeooo:rsid="00157bbc"/>
    </style:style>
    <style:style style:name="T9" style:family="text">
      <style:text-properties officeooo:rsid="001660c6"/>
    </style:style>
    <style:style style:name="T10" style:family="text">
      <style:text-properties officeooo:rsid="00182a54"/>
    </style:style>
    <style:style style:name="T11" style:family="text">
      <style:text-properties officeooo:rsid="001d7d53"/>
    </style:style>
    <style:style style:name="T12" style:family="text">
      <style:text-properties fo:font-style="italic" officeooo:rsid="001d7d53" style:font-style-asian="italic" style:font-style-complex="italic"/>
    </style:style>
    <style:style style:name="T13" style:family="text">
      <style:text-properties fo:font-style="normal" officeooo:rsid="001d7d5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TSGame design notes</text:p>
      <text:p text:style-name="P1"/>
      <text:p text:style-name="P2">Implementation of structures:</text:p>
      <text:p text:style-name="P2"/>
      <text:p text:style-name="P4"><text:tab/>A structure is an impassible section of terrain <text:span text:style-name="T3">with a static sprite rendered overtop</text:span>. It may or may <text:span text:style-name="T5">not </text:span>maintain a constant resouce draw/production (<text:span text:style-name="T6">e.g:</text:span> electricity in Red Alert, Tiberian Sun, etc.).</text:p>
      <text:p text:style-name="P4"/>
      <text:p text:style-name="P4"><text:tab/><text:span text:style-name="T4">Structures will, upon creation, set the impassibility flag on the terrain beneath them. Structures cannot be built atop eachother.</text:span></text:p>
      <text:p text:style-name="P4"/>
      <text:p text:style-name="P5"><text:tab/>A structure also enables the production of structures or units (MOBs). This is managed via the ProductionOptions std::vector&lt;ProductionOption&gt; that each <text:span text:style-name="T1">structure possesses.</text:span></text:p>
      <text:p text:style-name="P5"><text:tab/></text:p>
      <text:p text:style-name="P5"><text:tab/><text:span text:style-name="T7">Each structure's ProductionQueue is unique to itself. Two structures of the same kind can simultaneously be producing seperate items.</text:span></text:p>
      <text:p text:style-name="P5"/>
      <text:p text:style-name="P3">Production<text:span text:style-name="T3">Q</text:span>ueue and ProductionOptions:</text:p>
      <text:p text:style-name="P5"/>
      <text:p text:style-name="P7"><text:tab/>Every production-facility-type structure (<text:span text:style-name="T2">Are these seperate classes?</text:span>) stores a vector of production options, and its own queue of items being produced. Both these vectors should handle unit spawns, structure creations, and superweapons simultaneously, but they should all be blocking eachother, i.e, no charging weapons while training units.</text:p>
      <text:p text:style-name="P7"/>
      <text:p text:style-name="P8"><text:span text:style-name="T1"><text:tab/>These options are rendered for the player in two places. There is a main production queue, showing all production underway, on the bottom left corner of the screen. When a structure is selected, its production queue is shown overlayed on the production options menu.</text:span></text:p>
      <text:p text:style-name="P8"/>
      <text:p text:style-name="P6"><text:span text:style-name="T8"><text:tab/>Checking of the ProductionQueue is accomplished in the update loop for every structure.</text:span></text:p>
      <text:p text:style-name="P6"><text:tab/></text:p>
      <text:p text:style-name="P6"><text:tab/><text:span text:style-name="T9">Upon completion of an item, the different types (unit, structure, weapon) diverge.</text:span></text:p>
      <text:p text:style-name="P6"><text:span text:style-name="T9"><text:tab/>Charged weapons pending firing will block further production from that structure. Upon use, the queue is rid of the weapon, and regular production continues.</text:span></text:p>
      <text:p text:style-name="P6"><text:tab/><text:span text:style-name="T10">Units will spawn at the point on the edge of the structure nearest the "flag" for the structure. Said flag can be moved by selecting the structure and issuing a "move" command to an empty spot. All units spawned from the structure thereafter will be issues that move command.</text:span></text:p>
      <text:p text:style-name="P8"><text:tab/></text:p>
      <text:p text:style-name="P9"><text:tab/><text:span text:style-name="T11">When a player selects a production option, the costs for the purchase are immediately subtracted from their resources (</text:span><text:span text:style-name="T12">a le</text:span><text:span text:style-name="T13"> AoE3)</text:span><text:span text:style-name="T11">. Cancelling an item of the production queue results in the reimbursement of the costs multipled by the fraction of time remaining before order fulfill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47S</meta:editing-duration>
    <meta:editing-cycles>26</meta:editing-cycles>
    <meta:generator>LibreOffice/5.0.2.2$Windows_x86 LibreOffice_project/37b43f919e4de5eeaca9b9755ed688758a8251fe</meta:generator>
    <dc:date>2016-04-15T22:04:03.651000000</dc:date>
    <meta:document-statistic meta:table-count="0" meta:image-count="0" meta:object-count="0" meta:page-count="1" meta:paragraph-count="17" meta:word-count="335" meta:character-count="2232" meta:non-whitespace-character-count="1897"/>
    <meta:user-defined meta:name="Info 1"/>
    <meta:user-defined meta:name="Info 2"/>
    <meta:user-defined meta:name="Info 3"/>
    <meta:user-defined meta:name="Info 4"/>
  </office:meta>
</office:document-meta>
</file>